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2f8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54c36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ac5fc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e3308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2b3b79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rsid="002b3b79" officeooo:paragraph-rsid="002b3b79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e1e8" officeooo:paragraph-rsid="0013e1e8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3c891c" style:font-name-asian="OzHandicraft BT" style:font-size-asian="14pt" style:font-name-complex="OzHandicraft B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16b6e" style:font-name-asian="OzHandicraft BT" style:font-size-asian="14pt" style:font-name-complex="OzHandicraft B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44cf9e" officeooo:paragraph-rsid="0044cf9e" style:font-name-asian="OLIVEOIL" style:font-size-asian="12pt" style:font-weight-asian="bold" style:font-name-complex="OLIVEOIL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4626dd" officeooo:paragraph-rsid="004626dd" style:font-name-asian="OLIVEOIL" style:font-size-asian="12pt" style:font-weight-asian="bold" style:font-name-complex="OLIVEOIL" style:font-size-complex="12pt" style:font-weight-complex="bold"/>
    </style:style>
    <style:style style:name="P29" style:family="paragraph">
      <style:paragraph-properties fo:text-align="center"/>
    </style:style>
    <style:style style:name="P30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e1e8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0ac1f6"/>
    </style:style>
    <style:style style:name="T13" style:family="text">
      <style:text-properties officeooo:rsid="000d5f34"/>
    </style:style>
    <style:style style:name="T14" style:family="text">
      <style:text-properties officeooo:rsid="0013e1e8"/>
    </style:style>
    <style:style style:name="T15" style:family="text">
      <style:text-properties officeooo:rsid="00169a2b"/>
    </style:style>
    <style:style style:name="T16" style:family="text">
      <style:text-properties officeooo:rsid="001c88af"/>
    </style:style>
    <style:style style:name="T17" style:family="text">
      <style:text-properties officeooo:rsid="002b3b79"/>
    </style:style>
    <style:style style:name="T18" style:family="text">
      <style:text-properties officeooo:rsid="0035718f"/>
    </style:style>
    <style:style style:name="T19" style:family="text">
      <style:text-properties officeooo:rsid="0035e107"/>
    </style:style>
    <style:style style:name="T20" style:family="text">
      <style:text-properties officeooo:rsid="0036dbd2"/>
    </style:style>
    <style:style style:name="T21" style:family="text">
      <style:text-properties officeooo:rsid="0036fd14"/>
    </style:style>
    <style:style style:name="T22" style:family="text">
      <style:text-properties officeooo:rsid="0037d529"/>
    </style:style>
    <style:style style:name="T23" style:family="text">
      <style:text-properties officeooo:rsid="003953ee"/>
    </style:style>
    <style:style style:name="T24" style:family="text">
      <style:text-properties officeooo:rsid="003b0fb8"/>
    </style:style>
    <style:style style:name="T25" style:family="text">
      <style:text-properties officeooo:rsid="003b308e"/>
    </style:style>
    <style:style style:name="T26" style:family="text">
      <style:text-properties officeooo:rsid="003e49a5"/>
    </style:style>
    <style:style style:name="T27" style:family="text">
      <style:text-properties officeooo:rsid="003ff6fc"/>
    </style:style>
    <style:style style:name="T28" style:family="text">
      <style:text-properties officeooo:rsid="00416b6e"/>
    </style:style>
    <style:style style:name="T29" style:family="text">
      <style:text-properties officeooo:rsid="00416c28"/>
    </style:style>
    <style:style style:name="T30" style:family="text">
      <style:text-properties officeooo:rsid="004336a2"/>
    </style:style>
    <style:style style:name="T31" style:family="text">
      <style:text-properties officeooo:rsid="00435a9a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28cm" fo:min-width="0.0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c5000b" draw:textarea-vertical-align="middle" draw:auto-grow-height="false" fo:min-height="0.669cm" fo:min-width="0.6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3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4">TKK irish red ale</text:span> <text:s text:c="64"/></text:p>
      <text:p text:style-name="P8">Brew Date: <text:s text:c="3"/><text:span text:style-name="T19">Oct‘17</text:span> <text:s text:c="62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/text:span><text:span text:style-name="T3">1.058</text:span><text:span text:style-name="T2"> <text:s text:c="14"/><text:tab/><text:tab/><text:tab/><text:tab/></text:span><text:span text:style-name="T1"> <text:s/></text:span></text:p>
      <text:p text:style-name="P1"><draw:line text:anchor-type="paragraph" draw:z-index="2" draw:style-name="gr1" draw:text-style-name="P29" svg:x1="1.543cm" svg:y1="0.624cm" svg:x2="1.622cm" svg:y2="6.577cm"><text:p/></draw:line><draw:line text:anchor-type="paragraph" draw:z-index="3" draw:style-name="gr1" draw:text-style-name="P29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7"><text:s/><text:span text:style-name="T14">15 <text:s text:c="6"/># <text:s text:c="5"/>pale</text:span></text:p>
      <text:p text:style-name="P7"><text:s text:c="3"/><text:span text:style-name="T14">2 <text:s text:c="6"/># <text:s text:c="5"/>Wheat</text:span></text:p>
      <text:p text:style-name="P7"><text:s/><text:span text:style-name="T14">1.25 <text:s text:c="3"/># <text:s text:c="6"/>crystal <text:s text:c="5"/>60/80 </text:span></text:p>
      <text:p text:style-name="P7"><text:s text:c="2"/><text:span text:style-name="T20">1</text:span> .<text:span text:style-name="T14">65 <text:s text:c="3"/># <text:s text:c="5"/>cara pils</text:span></text:p>
      <text:p text:style-name="P7"><draw:custom-shape text:anchor-type="paragraph" draw:z-index="7" draw:name="Shape2" draw:style-name="gr3" draw:text-style-name="P30" svg:width="0.669cm" svg:height="0.669cm" svg:x="16.372cm" svg:y="0.36cm"><text:p/><draw:enhanced-geometry svg:viewBox="0 0 780 907" draw:mirror-horizontal="true" draw:mirror-vertical="true" draw:type="non-primitive" draw:enhanced-path="M 390 0 L 492 276 780 228 594 457 780 679 492 631 390 907 288 631 0 679 186 457 0 228 288 276 390 0 Z N"/></draw:custom-shape> <text:s text:c="2"/>.<text:span text:style-name="T14">22 <text:s text:c="3"/># <text:s text:c="5"/>roasted barley</text:span></text:p>
      <text:p text:style-name="P7"><draw:custom-shape text:anchor-type="paragraph" draw:z-index="6" draw:name="Shape1" draw:style-name="gr2" svg:width="0.186cm" svg:height="0.054cm" svg:x="16.559cm" svg:y="0.3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/><text:span text:style-name="T14">2 <text:s text:c="7"/># <text:s text:c="5"/>grated potatoes (cooked)</text:span></text:p>
      <text:p text:style-name="P7"><text:s text:c="21"/><text:span text:style-name="T14">white skinned white potatoe</text:span></text:p>
      <text:p text:style-name="P7"><text:s text:c="2"/><text:span text:style-name="T14">1 <text:s text:c="5"/>tsp <text:s text:c="7"/>NaCl (sparge)</text:span></text:p>
      <text:p text:style-name="P7"><text:s text:c="2"/><text:span text:style-name="T14">1 <text:s text:c="5"/>tsp <text:s text:c="7"/>NaCl (mash)</text:span></text:p>
      <text:p text:style-name="P7"><text:s text:c="2"/><text:span text:style-name="T14">5 <text:s text:c="5"/>tsp <text:s text:c="4"/>super charge</text:span></text:p>
      <text:p text:style-name="P7"><text:s text:c="21"/><text:span text:style-name="T21">mauri brew yeast</text:span></text:p>
      <text:p text:style-name="P7"/>
      <text:p text:style-name="P7"><draw:line text:anchor-type="paragraph" draw:z-index="5" draw:style-name="gr1" draw:text-style-name="P29" svg:x1="7.814cm" svg:y1="0.116cm" svg:x2="7.893cm" svg:y2="3.556cm"><text:p/></draw:line>Qt <text:s/>oz/g <text:s text:c="2"/>Hop/Seasoning <text:s text:c="14"/><text:span text:style-name="T12">Time</text:span></text:p>
      <text:p text:style-name="P21"><draw:line text:anchor-type="paragraph" draw:z-index="4" draw:style-name="gr1" draw:text-style-name="P29" svg:x1="2.549cm" svg:y1="0.012cm" svg:x2="2.628cm" svg:y2="3.452cm"><text:p/></draw:line>28 <text:s text:c="2"/>g <text:s text:c="5"/>Goldings <text:s text:c="25"/>60 min</text:p>
      <text:p text:style-name="P20"><text:span text:style-name="T17">48 <text:s text:c="11"/>challenger</text:span> </text:p>
      <text:p text:style-name="P22">56 <text:s text:c="4"/>g <text:s text:c="6"/>Fuggles <text:s text:c="26"/>30 min <text:s text:c="3"/></text:p>
      <text:p text:style-name="P22">56 <text:s text:c="4"/>g <text:s text:c="6"/>Willamette <text:s text:c="21"/>15 min</text:p>
      <text:p text:style-name="P22">2 <text:s text:c="5"/>tabs <text:s text:c="2"/>Irish Moss <text:s text:c="23"/>15 min </text:p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9">Primary: <text:s text:c="12"/></text:p>
      <text:p text:style-name="P9">Racked:<text:tab/><text:tab/><text:tab/><text:tab/><text:tab/></text:p>
      <text:p text:style-name="P9">Racked:</text:p>
      <text:p text:style-name="P9">Bottled:<text:tab/><text:tab/><text:tab/><text:tab/><text:tab/><text:tab/></text:p>
      <text:p text:style-name="P9">Kegged: <text:s text:c="19"/><text:span text:style-name="T18">j</text:span></text:p>
      <text:p text:style-name="P9">Re-Kegged:</text:p>
      <text:p text:style-name="P1"><text:span text:style-name="T7">Purged:</text:span><text:span text:style-name="T4"><text:tab/><text:tab/><text:tab/><text:tab/><text:tab/><text:tab/>Charged:</text:span></text:p>
      <text:p text:style-name="P9"/>
      <text:p text:style-name="P9"/>
      <text:p text:style-name="P9"/>
      <text:p text:style-name="P9"><draw:frame draw:style-name="fr3" draw:name="Object2" text:anchor-type="paragraph" svg:x="8.555cm" svg:y="0.078cm" svg:width="12.342cm" svg:height="8.999cm" draw:z-index="8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3"> 7:45</text:span></text:p>
      <text:p text:style-name="P9">Fill mash tun: <text:span text:style-name="T22">7:45</text:span></text:p>
      <text:p text:style-name="P9">Fill sparge kettle:<text:span text:style-name="T22">7:45</text:span> <text:tab/><text:tab/></text:p>
      <text:p text:style-name="P9">Fire burners: <text:span text:style-name="T22">8a</text:span>m <text:s text:c="26"/></text:p>
      <text:p text:style-name="P25">Heat Mash Tun : Target Temp: <text:span text:style-name="T22">66</text:span> </text:p>
      <text:p text:style-name="P15">Heat Sparge Kettle: <text:span text:style-name="T22">68</text:span></text:p>
      <text:p text:style-name="P15">Target Temp: <text:span text:style-name="T22">68</text:span></text:p>
      <text:p text:style-name="P9">Target Temp (Mash): <text:span text:style-name="T22">66</text:span></text:p>
      <text:p text:style-name="P9">Grind grain: <text:s text:c="3"/><text:span text:style-name="T22">8:15am</text:span></text:p>
      <text:p text:style-name="P9">sparge temp:</text:p>
      <text:p text:style-name="P9">Strike Temp: </text:p>
      <text:p text:style-name="P9">pump temp: <text:s/></text:p>
      <text:p text:style-name="P19">Temp: <text:span text:style-name="T23">62.1</text:span></text:p>
      <text:p text:style-name="P9">Mash: Duration: <text:span text:style-name="T13">90</text:span> minutes <text:s text:c="7"/></text:p>
      <text:p text:style-name="P16">Start: <text:s/><text:span text:style-name="T23">8:45am</text:span> <text:s/>Finish: <text:span text:style-name="T23">10:15am <text:s/></text:span></text:p>
      <text:p text:style-name="P9">Heat (to deactivate enzymes)</text:p>
      <text:p text:style-name="P11">Target Temp: <text:span text:style-name="T24">76</text:span> <text:s text:c="2"/></text:p>
      <text:p text:style-name="P11">Start: <text:span text:style-name="T25">10:15am</text:span> <text:s/><text:span text:style-name="T15">F</text:span>inish: <text:s/><text:span text:style-name="T26">10:38</text:span> <text:s/></text:p>
      <text:p text:style-name="P9">Heat Sparge H20 (Target175◦) <text:s text:c="7"/></text:p>
      <text:p text:style-name="P17">Sparge: Start: <text:s/><text:span text:style-name="T26">10:35am </text:span>Finish: <text:span text:style-name="T27">11:29am </text:span></text:p>
      <text:p text:style-name="P14">Wort collected: <text:s text:c="2"/><text:span text:style-name="T27">full kettle</text:span></text:p>
      <text:p text:style-name="P9">Boil : Burner On: <text:s/><text:span text:style-name="T26">10:44</text:span></text:p>
      <text:p text:style-name="P9">Rolling Boil: <text:s text:c="2"/><text:span text:style-name="T28">11:43</text:span> </text:p>
      <text:p text:style-name="P18">Hops In: <text:s text:c="2"/><text:span text:style-name="T28">12:25</text:span> <text:s text:c="6"/><text:span text:style-name="T16">Hops in:12:55 pm <text:s text:c="3"/>whirlflock in: <text:s/>1:10 <text:s text:c="5"/>H</text:span>ops In: <text:span text:style-name="T28">1:10</text:span> <text:s text:c="2"/></text:p>
      <text:p text:style-name="P12">Duration: 90 min <text:s/></text:p>
      <text:p text:style-name="P12">Start: <text:s/><text:span text:style-name="T28">11:55am</text:span> <text:s/>Finish: <text:s/><text:span text:style-name="T28">1:25pm</text:span> <text:s text:c="4"/></text:p>
      <text:p text:style-name="P9">Burner Off: <text:span text:style-name="T28">1:25pm</text:span></text:p>
      <text:p text:style-name="P26">Rest 15 min <text:s/></text:p>
      <text:p text:style-name="P26"><text:span text:style-name="T28">pump and chill</text:span> : <text:s text:c="4"/></text:p>
      <text:p text:style-name="P13">Start: <text:s/><text:span text:style-name="T28">1:40pm</text:span></text:p>
      <text:p text:style-name="P13">Finish: <text:s text:c="2"/><text:span text:style-name="T31">2:15pm</text:span> </text:p>
      <text:p text:style-name="P9">OG : <text:s/><text:span text:style-name="T30">1.055</text:span> </text:p>
      <text:p text:style-name="P10">Yeast: <text:span text:style-name="T31">mauri Brew </text:span><text:span text:style-name="T11">Yeast</text:span> <text:s/></text:p>
      <text:p text:style-name="P9">Irish Moss</text:p>
      <text:p text:style-name="P5">Notes: </text:p>
      <text:p text:style-name="P27">used a foam ear plug to hold sensor in thermowell for pump &amp;chill</text:p>
      <text:p text:style-name="P28">syphon reluctant to start/ pumped the dre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3T14:26:20.813956054</dc:date>
    <meta:editing-duration>PT4H11M56S</meta:editing-duration>
    <meta:editing-cycles>30</meta:editing-cycles>
    <meta:document-statistic meta:table-count="0" meta:image-count="0" meta:object-count="3" meta:page-count="2" meta:paragraph-count="68" meta:word-count="245" meta:character-count="2833" meta:non-whitespace-character-count="11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41cm" svg:height="8.999cm" xlink:href="." xlink:type="simple" chart:class="chart:line" chart:style-name="ch1">
        <chart:title svg:x="4.658cm" svg:y="0.315cm" chart:style-name="ch2">
          <text:p>TKK Oct 23'17</text:p>
        </chart:title>
        <chart:legend chart:legend-position="end" svg:x="9.674cm" svg:y="3.702cm" style:legend-expansion="high" chart:style-name="ch3"/>
        <chart:plot-area chart:style-name="ch4" chart:data-source-has-labels="both" svg:x="0.858cm" svg:y="1.301cm" svg:width="9.005cm" svg:height="6.739cm">
          <chartooo:coordinate-region svg:x="1.692cm" svg:y="1.5cm" svg:width="8.171cm" svg:height="5.318cm"/>
          <chart:axis chart:dimension="x" chart:name="primary-x" chart:style-name="ch5" chartooo:axis-type="auto">
            <chartooo:date-scale/>
            <chart:title svg:x="4.998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052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2.9">
                <text:p>62.9</text:p>
              </table:table-cell>
              <table:table-cell office:value-type="float" office:value="72.6">
                <text:p>72.6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.8">
                <text:p>60.8</text:p>
              </table:table-cell>
              <table:table-cell office:value-type="float" office:value="77.9">
                <text:p>77.9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8">
                <text:p>62.8</text:p>
              </table:table-cell>
              <table:table-cell office:value-type="float" office:value="76.4">
                <text:p>76.4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5.2">
                <text:p>65.2</text:p>
              </table:table-cell>
              <table:table-cell office:value-type="float" office:value="72.9">
                <text:p>72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">
                <text:p>66.1</text:p>
              </table:table-cell>
              <table:table-cell office:value-type="float" office:value="70.1">
                <text:p>70.1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.2">
                <text:p>66.2</text:p>
              </table:table-cell>
              <table:table-cell office:value-type="float" office:value="69">
                <text:p>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.9">
                <text:p>65.9</text:p>
              </table:table-cell>
              <table:table-cell office:value-type="float" office:value="68.7">
                <text:p>68.7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5.8">
                <text:p>65.8</text:p>
              </table:table-cell>
              <table:table-cell office:value-type="float" office:value="69.4">
                <text:p>69.4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.9">
                <text:p>65.9</text:p>
              </table:table-cell>
              <table:table-cell office:value-type="float" office:value="69.8">
                <text:p>69.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.8">
                <text:p>65.8</text:p>
              </table:table-cell>
              <table:table-cell office:value-type="float" office:value="70.3">
                <text:p>70.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.8">
                <text:p>69.8</text:p>
              </table:table-cell>
              <table:table-cell office:value-type="float" office:value="73">
                <text:p>7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5.1">
                <text:p>75.1</text:p>
              </table:table-cell>
              <table:table-cell office:value-type="float" office:value="78">
                <text:p>7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6.1">
                <text:p>76.1</text:p>
              </table:table-cell>
              <table:table-cell office:value-type="float" office:value="79.2">
                <text:p>79.2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